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normal" officeooo:paragraph-rsid="000b8cbd" style:font-weight-asian="normal" style:font-weight-complex="normal"/>
    </style:style>
    <style:style style:name="P2" style:family="paragraph" style:parent-style-name="Standard">
      <style:text-properties style:font-name="Times New Roman" fo:font-weight="normal" officeooo:rsid="000b8cbd" officeooo:paragraph-rsid="000b8cbd" style:font-weight-asian="normal" style:font-weight-complex="normal"/>
    </style:style>
    <style:style style:name="P3" style:family="paragraph" style:parent-style-name="Standard" style:list-style-name="L1">
      <style:text-properties style:font-name="Times New Roman" fo:font-weight="normal" officeooo:rsid="000b8cbd" officeooo:paragraph-rsid="000b8cbd" style:font-weight-asian="normal" style:font-weight-complex="normal"/>
    </style:style>
    <style:style style:name="P4" style:family="paragraph" style:parent-style-name="Standard">
      <style:text-properties style:font-name="Times New Roman" fo:font-weight="normal" officeooo:rsid="000c988b" officeooo:paragraph-rsid="000c988b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0da1ef" officeooo:paragraph-rsid="000da1ef" style:font-weight-asian="normal" style:font-weight-complex="normal"/>
    </style:style>
    <style:style style:name="T1" style:family="text">
      <style:text-properties officeooo:rsid="0029bd9b"/>
    </style:style>
    <style:style style:name="T2" style:family="text">
      <style:text-properties officeooo:rsid="000c988b"/>
    </style:style>
    <style:style style:name="T3" style:family="text">
      <style:text-properties officeooo:rsid="000da1ef"/>
    </style:style>
    <style:style style:name="T4" style:family="text">
      <style:text-properties officeooo:rsid="000e2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3 Method</text:p>
      <text:p text:style-name="P1"/>
      <text:p text:style-name="P2">Our algorithm proposed in this work consists of three main parts: </text:p>
      <text:list xml:id="list3168050927" text:style-name="L1">
        <text:list-item>
          <text:p text:style-name="P3">Initialization of the population of RNA sequences </text:p>
        </text:list-item>
        <text:list-item>
          <text:p text:style-name="P3">Selection methods </text:p>
        </text:list-item>
        <text:list-item>
          <text:p text:style-name="P3">Mutation precess </text:p>
        </text:list-item>
      </text:list>
      <text:p text:style-name="P2">3.3.1 Initialization</text:p>
      <text:p text:style-name="P2">For a given population size N, a target structure sigma* of length l, the initial population of our evolutionary algorithm consists of a population of N RNA sequence generated randomly as follows: </text:p>
      <text:p text:style-name="P2"/>
      <text:p text:style-name="P2">1. Select randomly N nucleotides in a set of 4 nucleotides given by {A, U, G, C}</text:p>
      <text:p text:style-name="P2"/>
      <text:p text:style-name="P2">2. Identify the base pair position (i,j) in the <text:span text:style-name="T2">random sequence previously construct select randomly a base pair in the set of canonic base pairs {AU, UA, GU, UG, CG, GC} and fix the first nucleotide of the selected canonic base pair at the position I and the second at position j.</text:span></text:p>
      <text:p text:style-name="P2"/>
      <text:p text:style-name="P4">3. repeat 2. for all base par position in the target structure</text:p>
      <text:p text:style-name="P4"/>
      <text:p text:style-name="P4">4. repeat 1. 2 and 3 N-times.</text:p>
      <text:p text:style-name="P4"/>
      <text:p text:style-name="P4">3.3.2 selection methods</text:p>
      <text:p text:style-name="P4"><text:s/>As the natural selection is an important step in an evolutionary process, selection steps plays also an important role in Evolutionary algorithm. <text:span text:style-name="T3">In this work we are presenting three different selection methods and comparing them. </text:span></text:p>
      <text:p text:style-name="P4"><text:span text:style-name="T3">1. Fitness proportion selection</text:span></text:p>
      <text:p text:style-name="P4"/>
      <text:p text:style-name="P5">F(s) = 1/(1+hamming_dist(sigma*, sigma(s)) </text:p>
      <text:p text:style-name="P5"/>
      <text:p text:style-name="P5">2. Min ensemble distance selection</text:p>
      <text:p text:style-name="P5"/>
      <text:p text:style-name="P5">3. Ensemble defect selection.</text:p>
      <text:p text:style-name="P5"/>
      <text:p text:style-name="P5">3.3.3 Mutation operation.</text:p>
      <text:p text:style-name="P5">In this work, we present a correlat<text:span text:style-name="T4">ed mutation under two different mutation rate. We define by mu_bp the probability of each (I,j) base pair position to be mutated and mu the probabi</text:span></text:p>
      <text:p text:style-name="P4"><text:tab/></text:p>
      <text:p text:style-name="P2"/>
      <text:p text:style-name="P1"><text:tab/><text:tab/>.Give details about the algorithm implemented, explain every steps and study the <text:tab/><text:tab/><text:tab/>complexity of the method proposed. <text:span text:style-name="T1">Discuss</text:span> how the appro<text:span text:style-name="T1">a</text:span>ch is different <text:s text:c="2"/><text:tab/><text:tab/><text:tab/>from the <text:span text:style-name="T1">existing</text:span> methods in the literatu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4:27:28.587816509</meta:creation-date>
    <meta:generator>LibreOffice/6.2.0.3$MacOSX_X86_64 LibreOffice_project/98c6a8a1c6c7b144ce3cc729e34964b47ce25d62</meta:generator>
    <dc:date>2019-07-03T15:09:05.132719087</dc:date>
    <meta:editing-duration>PT6M50S</meta:editing-duration>
    <meta:editing-cycles>1</meta:editing-cycles>
    <meta:document-statistic meta:table-count="0" meta:image-count="0" meta:object-count="0" meta:page-count="1" meta:paragraph-count="21" meta:word-count="269" meta:character-count="1642" meta:non-whitespace-character-count="1376"/>
  </office:meta>
</office:document-meta>
</file>